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Hindi1" svg:font-family="'Lohit Hindi'"/>
    <style:font-face style:name="OpenSymbol" svg:font-family="OpenSymbol"/>
    <style:font-face style:name="Tahoma" svg:font-family="Tahoma, Arial, Helvetica"/>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text-properties fo:color="#000000"/>
    </style:style>
    <style:style style:name="P3" style:family="paragraph" style:parent-style-name="Preformatted_20_Text">
      <style:text-properties fo:color="#000000"/>
    </style:style>
    <style:style style:name="P4" style:family="paragraph" style:parent-style-name="Preformatted_20_Text">
      <style:paragraph-properties fo:margin-top="0in" fo:margin-bottom="0.1965in"/>
      <style:text-properties fo:color="#000000"/>
    </style:style>
    <style:style style:name="P5" style:family="paragraph" style:parent-style-name="Quotations">
      <style:text-properties fo:color="#000000"/>
    </style:style>
    <style:style style:name="P6" style:family="paragraph" style:parent-style-name="Standard">
      <style:text-properties fo:color="#000000"/>
    </style:style>
    <style:style style:name="P7" style:family="paragraph" style:parent-style-name="Standard">
      <style:text-properties fo:color="#000000" fo:font-weight="bold" style:font-weight-asian="bold" style:font-weight-complex="bold"/>
    </style:style>
    <style:style style:name="P8" style:family="paragraph" style:parent-style-name="Text_20_body" style:list-style-name="L1"/>
    <style:style style:name="P9" style:family="paragraph" style:parent-style-name="Text_20_body">
      <style:text-properties fo:font-variant="normal" fo:text-transform="none" fo:color="#000000" style:font-name="Tahoma" fo:font-size="9pt" fo:letter-spacing="normal" fo:font-style="normal" fo:font-weight="normal"/>
    </style:style>
    <style:style style:name="P10" style:family="paragraph" style:parent-style-name="Text_20_body">
      <style:text-properties fo:color="#000000" fo:font-weight="bold" style:font-weight-asian="bold" style:font-weight-complex="bold"/>
    </style:style>
    <style:style style:name="P11" style:family="paragraph" style:parent-style-name="Text_20_body" style:list-style-name="L4"/>
    <style:style style:name="P12" style:family="paragraph" style:parent-style-name="Text_20_body">
      <style:paragraph-properties fo:margin-left="0in" fo:margin-right="0in" fo:margin-top="0in" fo:margin-bottom="0in" style:line-height-at-least="0.2083in" fo:text-align="justify" style:justify-single-word="false" fo:orphans="2" fo:widows="2" fo:text-indent="0in" style:auto-text-indent="false" fo:background-color="#ffffff" fo:padding="0in" fo:border="none">
        <style:background-image/>
      </style:paragraph-properties>
    </style:style>
    <style:style style:name="P13" style:family="paragraph" style:parent-style-name="Text_20_body">
      <style:paragraph-properties fo:margin-left="0in" fo:margin-right="0in" fo:margin-top="0in" fo:margin-bottom="0.1043in" style:line-height-at-least="0.2083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Liberation Mono" fo:font-size="9pt" fo:letter-spacing="normal" fo:font-style="normal" fo:font-weight="normal"/>
    </style:style>
    <style:style style:name="P14" style:family="paragraph" style:parent-style-name="Text_20_body">
      <style:paragraph-properties fo:margin-left="0in" fo:margin-right="0in" fo:margin-top="0in" fo:margin-bottom="0.1043in" style:line-height-at-least="0.2083in" fo:text-align="justify" style:justify-single-word="false" fo:orphans="2" fo:widows="2" fo:text-indent="0.2083in" style:auto-text-indent="false" fo:background-color="#ffffff" fo:padding="0in" fo:border="none">
        <style:background-image/>
      </style:paragraph-properties>
      <style:text-properties fo:font-variant="normal" fo:text-transform="none" fo:color="#000000" style:font-name="Liberation Mono" fo:font-size="9pt" fo:letter-spacing="normal" fo:font-style="normal" fo:font-weight="normal"/>
    </style:style>
    <style:style style:name="P15" style:family="paragraph" style:parent-style-name="Text_20_body">
      <style:paragraph-properties fo:margin-left="0in" fo:margin-right="0in" fo:margin-top="0in" fo:margin-bottom="0in" style:line-height-at-least="0.2083in" fo:text-align="justify" style:justify-single-word="false" fo:orphans="2" fo:widows="2" fo:text-indent="0.2083in" style:auto-text-indent="false" fo:background-color="#ffffff" fo:padding="0in" fo:border="none">
        <style:background-image/>
      </style:paragraph-properties>
    </style:style>
    <style:style style:name="P16" style:family="paragraph" style:parent-style-name="Preformatted_20_Text" style:list-style-name="L4"/>
    <style:style style:name="P17" style:family="paragraph" style:parent-style-name="Quotations">
      <style:paragraph-properties fo:margin-left="0.3937in" fo:margin-right="0.3937in" fo:margin-top="0in" fo:margin-bottom="0.1043in" style:line-height-at-least="0.2083in"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ahoma" fo:font-size="9pt" fo:letter-spacing="normal" fo:font-style="normal" fo:font-weight="normal"/>
    </style:style>
    <style:style style:name="P18" style:family="paragraph" style:parent-style-name="Quotations">
      <style:paragraph-properties fo:margin-left="0.3937in" fo:margin-right="0.3937in" fo:margin-top="0in" fo:margin-bottom="0.1043in" style:line-height-at-least="0.2083in"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Liberation Mono" fo:font-size="9pt" fo:letter-spacing="normal" fo:font-style="normal" fo:font-weight="normal"/>
    </style:style>
    <style:style style:name="P19" style:family="paragraph" style:parent-style-name="Quotations">
      <style:paragraph-properties fo:margin-left="0.3937in" fo:margin-right="0.3937in" fo:margin-top="0in" fo:margin-bottom="0.1043in" style:line-height-at-least="0.2083in" fo:text-align="justify" style:justify-single-word="false" fo:orphans="2" fo:widows="2" fo:text-indent="0.2083in" style:auto-text-indent="false" fo:background-color="transparent" fo:padding="0in" fo:border="none">
        <style:background-image/>
      </style:paragraph-properties>
      <style:text-properties fo:font-variant="normal" fo:text-transform="none" fo:color="#000000" style:font-name="Tahoma" fo:font-size="9pt" fo:letter-spacing="normal" fo:font-style="normal" fo:font-weight="normal"/>
    </style:style>
    <style:style style:name="P20" style:family="paragraph" style:parent-style-name="Quotations">
      <style:paragraph-properties fo:margin-left="0.3937in" fo:margin-right="0.3937in" fo:margin-top="0in" fo:margin-bottom="0.1043in" style:line-height-at-least="0.2083in" fo:text-align="justify" style:justify-single-word="false" fo:orphans="2" fo:widows="2" fo:text-indent="0.2083in" style:auto-text-indent="false" fo:background-color="transparent" fo:padding="0in" fo:border="none">
        <style:background-image/>
      </style:paragraph-properties>
      <style:text-properties fo:font-variant="normal" fo:text-transform="none" fo:color="#000000" style:font-name="Liberation Mono" fo:font-size="9pt" fo:letter-spacing="normal" fo:font-style="normal" fo:font-weight="normal"/>
    </style:style>
    <style:style style:name="T1" style:family="text">
      <style:text-properties fo:color="#000000"/>
    </style:style>
    <style:style style:name="T2" style:family="text">
      <style:text-properties fo:color="#000000" fo:font-size="10pt" style:font-size-asian="10pt" style:font-size-complex="10pt"/>
    </style:style>
    <style:style style:name="T3" style:family="text">
      <style:text-properties fo:color="#000000" fo:font-weight="normal" style:font-weight-asian="normal" style:font-weight-complex="normal"/>
    </style:style>
    <style:style style:name="T4" style:family="text">
      <style:text-properties fo:font-style="italic"/>
    </style:style>
    <style:style style:name="T5" style:family="text">
      <style:text-properties fo:font-variant="normal" fo:text-transform="none" fo:color="#000000" style:font-name="Tahoma" fo:font-size="9pt" fo:letter-spacing="normal" fo:font-style="normal" fo:font-weight="bold" fo:background-color="transparent"/>
    </style:style>
    <style:style style:name="T6" style:family="text">
      <style:text-properties fo:font-variant="normal" fo:text-transform="none" fo:color="#000000" style:font-name="Liberation Mono" fo:font-size="9pt" fo:letter-spacing="normal" fo:font-style="normal" fo:font-weight="normal"/>
    </style:style>
    <style:style style:name="T7" style:family="text">
      <style:text-properties fo:font-variant="normal" fo:text-transform="none" fo:color="#000000" style:font-name="Liberation Mono" fo:font-size="9pt" fo:letter-spacing="normal" fo:font-style="normal" fo:font-weight="bold" fo:background-color="transparent"/>
    </style:style>
    <style:style style:name="T8" style:family="text">
      <style:text-properties fo:font-variant="normal" fo:text-transform="none" fo:color="#d90d19" style:text-line-through-style="none" style:font-name="Liberation Mono" fo:font-size="9pt" fo:letter-spacing="normal" fo:font-style="normal" style:text-underline-style="none" fo:font-weight="normal" style:text-blinking="false" fo:background-color="transparent"/>
    </style:style>
    <style:style style:name="T9" style:family="text">
      <style:text-properties fo:font-variant="normal" fo:text-transform="none" fo:color="#234f32" style:font-name="Liberation Mono" fo:font-size="12pt" fo:letter-spacing="normal" fo:font-style="normal" fo:font-weight="normal" style:font-size-asian="12pt" style:font-weight-asian="normal" style:font-size-complex="12pt"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apply-filter="true" form:method="post" form:control-implementation="ooo:com.sun.star.form.component.Form" office:target-frame="" xlink:href="http://doc.ubuntu-fr.org/sugarcrm"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doc.ubuntu-fr.org/sugarcr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p>
      <text:section text:style-name="Sect1" text:name="magicdomid4">
        <text:p text:style-name="Standard">1. Install Lamp</text:p>
      </text:section>
      <text:section text:style-name="Sect1" text:name="magicdomid5">
        <text:p text:style-name="Standard"><text:line-break/></text:p>
      </text:section>
      <text:section text:style-name="Sect1" text:name="magicdomid6">
        <text:p text:style-name="Standard">1.1 sudo apt-get update </text:p>
      </text:section>
      <text:section text:style-name="Sect1" text:name="magicdomid7">
        <text:p text:style-name="Standard"><text:line-break/></text:p>
      </text:section>
      <text:section text:style-name="Sect1" text:name="magicdomid8">
        <text:p text:style-name="Standard">1.2 sudo apt-get install apache2 [press tab to show list of apache/application] </text:p>
      </text:section>
      <text:section text:style-name="Sect1" text:name="magicdomid9">
        <text:p text:style-name="Standard"><text:line-break/></text:p>
      </text:section>
      <text:section text:style-name="Sect1" text:name="magicdomid10">
        <text:p text:style-name="Standard">1.2.1 Test server : open a new brower type 'localhost'</text:p>
      </text:section>
      <text:section text:style-name="Sect1" text:name="magicdomid11">
        <text:p text:style-name="Standard"><text:line-break/></text:p>
      </text:section>
      <text:section text:style-name="Sect1" text:name="magicdomid12">
        <text:p text:style-name="Standard">1.3 sudo apt-get install msql-server</text:p>
      </text:section>
      <text:section text:style-name="Sect1" text:name="magicdomid13">
        <text:p text:style-name="Standard"><text:line-break/></text:p>
      </text:section>
      <text:section text:style-name="Sect1" text:name="magicdomid14">
        <text:p text:style-name="Standard">1.3.1 mysql -u root -p [test mysql]</text:p>
      </text:section>
      <text:section text:style-name="Sect1" text:name="magicdomid15">
        <text:p text:style-name="Standard"><text:line-break/></text:p>
      </text:section>
      <text:section text:style-name="Sect1" text:name="magicdomid16">
        <text:p text:style-name="Standard">1.4 sudo apt-get install php5 ;apt-get install php5-gd php-db php5-mysql</text:p>
      </text:section>
      <text:section text:style-name="Sect1" text:name="magicdomid17">
        <text:p text:style-name="Standard"><text:line-break/></text:p>
      </text:section>
      <text:section text:style-name="Sect1" text:name="magicdomid18">
        <text:p text:style-name="Standard">2. Install drupal </text:p>
      </text:section>
      <text:section text:style-name="Sect1" text:name="magicdomid19">
        <text:p text:style-name="Standard"><text:line-break/></text:p>
      </text:section>
      <text:section text:style-name="Sect1" text:name="magicdomid20">
        <text:p text:style-name="Standard">2.1 go to drupal.org (copy download link) </text:p>
      </text:section>
      <text:section text:style-name="Sect1" text:name="magicdomid21">
        <text:p text:style-name="Standard"><text:line-break/></text:p>
      </text:section>
      <text:section text:style-name="Sect1" text:name="magicdomid22">
        <text:p text:style-name="Standard">2.2 cd /var/www/ [open folder www]</text:p>
      </text:section>
      <text:section text:style-name="Sect1" text:name="magicdomid23">
        <text:p text:style-name="Standard"><text:line-break/></text:p>
      </text:section>
      <text:section text:style-name="Sect1" text:name="magicdomid24">
        <text:p text:style-name="Standard">2.3 ls </text:p>
      </text:section>
      <text:section text:style-name="Sect1" text:name="magicdomid25">
        <text:p text:style-name="Standard"><text:line-break/></text:p>
      </text:section>
      <text:section text:style-name="Sect1" text:name="magicdomid26">
        <text:p text:style-name="Standard">2.4 sudo chmod 777 [set permission in that www folder]</text:p>
      </text:section>
      <text:section text:style-name="Sect1" text:name="magicdomid27">
        <text:p text:style-name="Standard"><text:line-break/></text:p>
      </text:section>
      <text:section text:style-name="Sect1" text:name="magicdomid28">
        <text:p text:style-name="Standard">2.5 wget 'copy drupal downlaod link' [cai drupal ve thu muc www]]</text:p>
      </text:section>
      <text:section text:style-name="Sect1" text:name="magicdomid29">
        <text:p text:style-name="Standard"><text:line-break/></text:p>
      </text:section>
      <text:section text:style-name="Sect1" text:name="magicdomid30">
        <text:p text:style-name="Standard">2.6 tar -zxvf  ten thu muc [extract folder drupal...]</text:p>
      </text:section>
      <text:section text:style-name="Sect1" text:name="magicdomid31">
        <text:p text:style-name="Standard"><text:line-break/></text:p>
      </text:section>
      <text:section text:style-name="Sect1" text:name="magicdomid32">
        <text:p text:style-name="Standard">Note: *to compress use the command: tar -zcvf ten file*</text:p>
      </text:section>
      <text:section text:style-name="Sect1" text:name="magicdomid33">
        <text:p text:style-name="Standard"><text:line-break/></text:p>
      </text:section>
      <text:section text:style-name="Sect1" text:name="magicdomid34">
        <text:p text:style-name="Standard">3. Create database in Msql </text:p>
      </text:section>
      <text:section text:style-name="Sect1" text:name="magicdomid35">
        <text:p text:style-name="Standard"><text:line-break/><text:soft-page-break/></text:p>
      </text:section>
      <text:section text:style-name="Sect1" text:name="magicdomid36">
        <text:p text:style-name="Standard">3.1 mysql -uroot -p [enter password to go to mysql]</text:p>
      </text:section>
      <text:section text:style-name="Sect1" text:name="magicdomid37">
        <text:p text:style-name="Standard"><text:line-break/></text:p>
      </text:section>
      <text:section text:style-name="Sect1" text:name="magicdomid38">
        <text:p text:style-name="Standard">3.2 CnhREATE DATABASE drupal; [create a database named drupal]</text:p>
      </text:section>
      <text:section text:style-name="Sect1" text:name="magicdomid39">
        <text:p text:style-name="Standard"><text:line-break/></text:p>
      </text:section>
      <text:section text:style-name="Sect1" text:name="magicdomid40">
        <text:p text:style-name="Standard">3.3 CREATE USER hongphuc; [create a new user named hongphuc]</text:p>
      </text:section>
      <text:section text:style-name="Sect1" text:name="magicdomid41">
        <text:p text:style-name="Standard"><text:line-break/></text:p>
      </text:section>
      <text:section text:style-name="Sect1" text:name="magicdomid42">
        <text:p text:style-name="Standard">3.4  grant alll privileges on drupal.* to hongphuc@localhost identified by  '*******'; [grant authorities and create password '******']</text:p>
      </text:section>
      <text:section text:style-name="Sect1" text:name="magicdomid43">
        <text:p text:style-name="Standard"><text:line-break/></text:p>
      </text:section>
      <text:section text:style-name="Sect1" text:name="magicdomid44">
        <text:list xml:id="list1876271504" text:style-name="L1">
          <text:list-item>
            <text:p text:style-name="P8">3.5 exit [exit mysql]</text:p>
          </text:list-item>
        </text:list>
      </text:section>
      <text:section text:style-name="Sect1" text:name="magicdomid45">
        <text:p text:style-name="Standard"><text:line-break/></text:p>
      </text:section>
      <text:section text:style-name="Sect1" text:name="magicdomid46">
        <text:p text:style-name="Standard">*** CHANGE folder name***</text:p>
      </text:section>
      <text:section text:style-name="Sect1" text:name="magicdomid47">
        <text:p text:style-name="Standard">mv drupal-7.12 hpdang.blog [change drupal folder name to website name]</text:p>
      </text:section>
      <text:section text:style-name="Sect1" text:name="magicdomid48">
        <text:p text:style-name="Standard"><text:line-break/></text:p>
      </text:section>
      <text:section text:style-name="Sect1" text:name="magicdomid49">
        <text:p text:style-name="Standard">4. Direct Folder drupal(hpdang.blog) to apache2</text:p>
      </text:section>
      <text:section text:style-name="Sect1" text:name="magicdomid50">
        <text:p text:style-name="Standard"><text:line-break/></text:p>
      </text:section>
      <text:section text:style-name="Sect1" text:name="magicdomid51">
        <text:p text:style-name="Standard">cd /etc/apache2/sites-available/ [open Thu muc cau hinh apahce2 /etc/apache2/sites-available]</text:p>
      </text:section>
      <text:section text:style-name="Sect1" text:name="magicdomid52">
        <text:p text:style-name="Standard"><text:line-break/></text:p>
      </text:section>
      <text:section text:style-name="Sect1" text:name="magicdomid53">
        <text:p text:style-name="Standard">ls</text:p>
      </text:section>
      <text:section text:style-name="Sect1" text:name="magicdomid54">
        <text:p text:style-name="Standard"><text:line-break/></text:p>
      </text:section>
      <text:section text:style-name="Sect1" text:name="magicdomid55">
        <text:p text:style-name="Standard">4.1 sudo nano default [text editor]</text:p>
      </text:section>
      <text:section text:style-name="Sect1" text:name="magicdomid56">
        <text:p text:style-name="Standard">change DocumentRoot /var/www/hpdang.blog </text:p>
      </text:section>
      <text:section text:style-name="Sect1" text:name="magicdomid57">
        <text:p text:style-name="Standard"><text:line-break/></text:p>
      </text:section>
      <text:section text:style-name="Sect1" text:name="magicdomid58">
        <text:p text:style-name="Standard">4.2 sudo service apache2 restart [restart apache]</text:p>
      </text:section>
      <text:section text:style-name="Sect1" text:name="magicdomid59">
        <text:p text:style-name="Standard"><text:line-break/></text:p>
      </text:section>
      <text:section text:style-name="Sect1" text:name="magicdomid60">
        <text:p text:style-name="Standard">4.3 open a new browser type 'localhost' </text:p>
      </text:section>
      <text:section text:style-name="Sect1" text:name="magicdomid61">
        <text:p text:style-name="Standard"><text:line-break/></text:p>
      </text:section>
      <text:section text:style-name="Sect1" text:name="magicdomid62">
        <text:p text:style-name="Standard">4.3.1 install drupal </text:p>
      </text:section>
      <text:section text:style-name="Sect1" text:name="magicdomid63">
        <text:p text:style-name="Standard"><text:line-break/></text:p>
      </text:section>
      <text:section text:style-name="Sect1" text:name="magicdomid64">
        <text:p text:style-name="Standard">4.3.2 Fix errors on the screens </text:p>
      </text:section>
      <text:section text:style-name="Sect1" text:name="magicdomid65">
        <text:p text:style-name="Standard"><text:line-break/></text:p>
      </text:section>
      <text:section text:style-name="Sect1" text:name="magicdomid66">
        <text:p text:style-name="Standard">4.3.2.1 Fix 1st error:  </text:p>
      </text:section>
      <text:section text:style-name="Sect1" text:name="magicdomid67">
        <text:p text:style-name="Standard">Error</text:p>
      </text:section>
      <text:section text:style-name="Sect1" text:name="magicdomid68">
        <text:p text:style-name="Standard"><text:soft-page-break/>File system</text:p>
      </text:section>
      <text:section text:style-name="Sect1" text:name="magicdomid69">
        <text:p text:style-name="Standard">The directory <text:span text:style-name="T4">sites/default/files</text:span>   does not exist. An automated attempt to create this directory failed,   possibly due to a permissions problem. To proceed with the  installation,  either create the directory and modify its permissions  manually or  ensure that the installer has the permissions to create it   automatically. For more information, see INSTALL.txt or the online  handbook.</text:p>
      </text:section>
      <text:section text:style-name="Sect1" text:name="magicdomid70">
        <text:p text:style-name="Standard"><text:line-break/></text:p>
      </text:section>
      <text:section text:style-name="Sect1" text:name="magicdomid71">
        <text:p text:style-name="Standard">cd /var/www/hpdang.blog/ [open folder  hpdang.blog]</text:p>
      </text:section>
      <text:section text:style-name="Sect1" text:name="magicdomid72">
        <text:p text:style-name="Standard">ls</text:p>
      </text:section>
      <text:section text:style-name="Sect1" text:name="magicdomid73">
        <text:p text:style-name="Standard">cd sites/default [open folder default]</text:p>
      </text:section>
      <text:section text:style-name="Sect1" text:name="magicdomid74">
        <text:p text:style-name="Standard">mkdir files [create folder 'files']</text:p>
      </text:section>
      <text:section text:style-name="Sect1" text:name="magicdomid75">
        <text:p text:style-name="Standard">chmod 777 files [giver permission to write on folder 'files']</text:p>
      </text:section>
      <text:section text:style-name="Sect1" text:name="magicdomid76">
        <text:p text:style-name="Standard"><text:line-break/></text:p>
      </text:section>
      <text:section text:style-name="Sect1" text:name="magicdomid77">
        <text:p text:style-name="Standard">4.3.2.2 Fix 2nd error </text:p>
      </text:section>
      <text:section text:style-name="Sect1" text:name="magicdomid78">
        <text:p text:style-name="Standard">Settings file</text:p>
      </text:section>
      <text:section text:style-name="Sect1" text:name="magicdomid79">
        <text:p text:style-name="Standard"><text:line-break/></text:p>
      </text:section>
      <text:section text:style-name="Sect1" text:name="magicdomid80">
        <text:p text:style-name="Standard">The  settings file does not exist.The Drupal installer requires that you  create a settings file as part of the installation process. Copy the <text:span text:style-name="T4">./sites/default/default.settings.php</text:span> file to <text:span text:style-name="T4">./sites/default/settings.php</text:span>. More details about installing Drupal are available in INSTALL.txt.</text:p>
      </text:section>
      <text:section text:style-name="Sect1" text:name="magicdomid81">
        <text:p text:style-name="Standard"><text:line-break/></text:p>
      </text:section>
      <text:section text:style-name="Sect1" text:name="magicdomid82">
        <text:p text:style-name="Standard">cp default.settings.php settings.php [copy doi ten] </text:p>
      </text:section>
      <text:section text:style-name="Sect1" text:name="magicdomid83">
        <text:p text:style-name="Standard">chmod 777 settings.php</text:p>
      </text:section>
      <text:p text:style-name="P1"/>
      <text:p text:style-name="P1">Baseic Linux Skills</text:p>
      <text:p text:style-name="P1"><text:tab/>Install Ubuntu: </text:p>
      <text:p text:style-name="P1"><text:tab/><text:tab/>use liveCD</text:p>
      <text:p text:style-name="P1"><text:tab/>Install LAMP on Ubuntu</text:p>
      <text:p text:style-name="P1"><text:tab/><text:tab/>sudo apt-get install tasksel</text:p>
      <text:p text:style-name="P1"><text:tab/><text:tab/>sudo tasksel lamp-server</text:p>
      <text:p text:style-name="P1"><text:tab/><text:tab/>sudo apt-get install phpmyadmin</text:p>
      <text:p text:style-name="P1">CMS Skills</text:p>
      <text:p text:style-name="P1"><text:tab/>Install Drupal, add some mod, update system by Drush</text:p>
      <text:p text:style-name="P1"><text:tab/><text:tab/>install Drush</text:p>
      <text:p text:style-name="Standard"><text:span text:style-name="T1"><text:tab/><text:tab/><text:tab/>sudo </text:span><text:span text:style-name="Source_20_Text"><text:span text:style-name="T2">pear channel-discover pear.drush.org<text:line-break/><text:tab/><text:tab/><text:tab/>sudo pear install drush/drush</text:span></text:span></text:p>
      <text:p text:style-name="Standard"><text:span text:style-name="Source_20_Text"><text:span text:style-name="T2"/></text:span></text:p>
      <text:p text:style-name="Standard"><text:span text:style-name="Source_20_Text"><text:span text:style-name="T2"><text:tab/><text:tab/><text:tab/>sudo pear upgrade --force Console_Getopt<text:line-break/><text:tab/><text:tab/><text:tab/>sudo pear upgrade --force pear<text:line-break/><text:tab/><text:tab/><text:tab/>sudo pear upgrade-all</text:span></text:span></text:p>
      <text:p text:style-name="Standard"><text:span text:style-name="Source_20_Text"><text:span text:style-name="T2"><text:tab/><text:tab/>move to /var/www</text:span></text:span></text:p>
      <text:p text:style-name="Standard"><text:span text:style-name="Source_20_Text"><text:span text:style-name="T2"><text:tab/><text:tab/><text:tab/>drush dl drupal //download drupal phien ban moi nhat</text:span></text:span></text:p>
      <text:p text:style-name="Standard"><text:span text:style-name="Source_20_Text"><text:span text:style-name="T2"><text:tab/><text:tab/>open browse and install drupal:</text:span></text:span></text:p>
      <text:p text:style-name="Standard"><text:span text:style-name="Source_20_Text"><text:span text:style-name="T2"><text:tab/><text:tab/><text:tab/>localhost/drupal....</text:span></text:span></text:p>
      <text:p text:style-name="Standard"><text:span text:style-name="Source_20_Text"><text:span text:style-name="T2"><text:tab/><text:tab/>fix 2 error</text:span></text:span></text:p>
      <text:p text:style-name="Standard"><text:span text:style-name="Source_20_Text"><text:span text:style-name="T2"><text:tab/><text:tab/>add module</text:span></text:span></text:p>
      <text:p text:style-name="Standard"><text:span text:style-name="Source_20_Text"><text:span text:style-name="T2"><text:tab/><text:tab/><text:tab/>at folder /var/www/drupal....</text:span></text:span></text:p>
      <text:p text:style-name="Standard"><text:span text:style-name="Source_20_Text"><text:span text:style-name="T2"><text:tab/><text:tab/><text:tab/><text:tab/>drush dl {module name}</text:span></text:span></text:p>
      <text:p text:style-name="Standard"><text:span text:style-name="Source_20_Text"><text:span text:style-name="T2"><text:tab/><text:tab/><text:tab/><text:tab/>drush en {module name}<text:tab/></text:span></text:span></text:p>
      <text:p text:style-name="P1"><text:soft-page-break/><text:tab/><text:tab/><text:tab/></text:p>
      <text:p text:style-name="P1"><text:tab/>Install Joomla, add some mod</text:p>
      <text:p text:style-name="P1"><text:tab/>Install Redmine, add the work time module<text:tab/></text:p>
      <text:p text:style-name="P1"><text:tab/><text:tab/>$ sudo apt-get install libapache2-mod-passenger</text:p>
      <text:p text:style-name="Standard"><text:span text:style-name="T1"><text:tab/><text:tab/></text:span><text:span text:style-name="Source_20_Text"><text:span text:style-name="T2">sudo apt-get install redmine redmine-mysql</text:span></text:span></text:p>
      <text:p text:style-name="Standard"><text:span text:style-name="Source_20_Text"><text:span text:style-name="T2"><text:tab/><text:tab/>$ sudo ln -s /usr/share/redmine/public /var/www/redmine //tao lien ket</text:span></text:span></text:p>
      <text:p text:style-name="Standard"><text:span text:style-name="Source_20_Text"><text:span text:style-name="T2"><text:tab/> <text:s text:c="2"/>In /etc/apache2/mods-available/passenger.conf, add:</text:span></text:span></text:p>
      <text:p text:style-name="P5"><text:tab/><text:tab/>PassengerDefaultUser www-data</text:p>
      <text:p text:style-name="Text_20_body"><text:span text:style-name="T1">I<text:tab/> <text:s text:c="5"/>In </text:span><text:span text:style-name="Source_20_Text"><text:span text:style-name="T1">/etc/apache2/sites-available/default</text:span></text:span><text:span text:style-name="T1"> by adding:</text:span></text:p>
      <text:p text:style-name="P3"><text:tab/><text:tab/>&lt;Directory /var/www/redmine&gt;</text:p>
      <text:p text:style-name="P3"><text:s text:c="3"/><text:tab/><text:tab/><text:tab/> RailsBaseURI /redmine</text:p>
      <text:p text:style-name="P3"><text:s text:c="2"/><text:tab/><text:tab/><text:tab/> <text:s/>PassengerResolveSymlinksInDocumentRoot on</text:p>
      <text:p text:style-name="P4"><text:tab/><text:tab/>&lt;/Directory&gt;</text:p>
      <text:p text:style-name="P5"><text:tab/>Enable passenger:</text:p>
      <text:p text:style-name="P5"><text:tab/><text:tab/>$ sudo a2enmod passenger</text:p>
      <text:p text:style-name="P2"><text:tab/> <text:s text:c="8"/>Restart apache2</text:p>
      <text:p text:style-name="P5"><text:tab/><text:tab/>$ sudo service apache2 restart</text:p>
      <text:p text:style-name="P5"><text:tab/><text:tab/>localhost/redmine</text:p>
      <text:p text:style-name="P5"/>
      <text:p text:style-name="Standard"><text:span text:style-name="Source_20_Text"><text:span text:style-name="T2"/></text:span></text:p>
      <text:p text:style-name="P1"/>
      <text:p text:style-name="P1"><text:tab/><text:tab/></text:p>
      <text:p text:style-name="P1">Mobile Development</text:p>
      <text:p text:style-name="P1"><text:tab/>Set up Android development environment</text:p>
      <text:p text:style-name="P1"><text:tab/><text:tab/>sudo apt-get install eclipse</text:p>
      <text:p text:style-name="Standard"><text:span text:style-name="T1"><text:tab/><text:tab/>setup ADT plugin from </text:span><text:a xlink:type="simple" xlink:href="https://dl-ssl.google.com/android/eclipse/">https://dl-ssl.google.com/android/eclipse/</text:a></text:p>
      <text:p text:style-name="Standard"><text:span text:style-name="T1"><text:tab/><text:tab/>download SDK Android from </text:span><text:a xlink:type="simple" xlink:href="http://developer.android.com/sdk/index.html">http://developer.android.com/sdk/index.html</text:a></text:p>
      <text:p text:style-name="P1"><text:tab/><text:tab/>install SDK</text:p>
      <text:p text:style-name="P1"><text:tab/><text:tab/>change mode </text:p>
      <text:p text:style-name="P1"><text:tab/><text:tab/><text:tab/>sudo chmod -R 777 /home/username/android-sdk-linux/tools<text:line-break/><text:tab/><text:tab/><text:tab/>sudo chmod -R 777 ~/.android/avd<text:line-break/><text:tab/><text:tab/><text:tab/>sudo chmod a+x /home/username/android-sdk-linux/platform-tools/aapt<text:line-break/><text:tab/><text:tab/><text:tab/>sudo chmod a+x /home/username/android-sdk-linux/platform-tools/adb</text:p>
      <text:p text:style-name="P1"><text:tab/>Install a App on virtual android phone</text:p>
      <text:p text:style-name="P1">Editor</text:p>
      <text:p text:style-name="P1"><text:tab/>Install Emacs Editor and show 10 shortcut useful</text:p>
      <text:p text:style-name="P1"><text:tab/><text:tab/>sudo apt-get install emacs </text:p>
      <text:p text:style-name="P1"><text:tab/><text:tab/>10 shortcuts:</text:p>
      <text:p text:style-name="P1"><text:tab/><text:tab/><text:tab/>Ctrl-X-C: exit</text:p>
      <text:p text:style-name="P1"><text:tab/><text:tab/><text:tab/>Ctrl-X-F: find and open file</text:p>
      <text:p text:style-name="P1"><text:tab/><text:tab/><text:tab/>Ctrl-X-S: save</text:p>
      <text:p text:style-name="P1"><text:tab/><text:tab/><text:tab/>Ctrl-X-W: save as</text:p>
      <text:p text:style-name="P1"><text:soft-page-break/><text:tab/><text:tab/><text:tab/>Ctrl-C: search</text:p>
      <text:p text:style-name="P1"><text:tab/><text:tab/><text:tab/>Ctrl-X-H: select all</text:p>
      <text:p text:style-name="P1"><text:tab/><text:tab/><text:tab/>Ctrl-@: begin the block</text:p>
      <text:p text:style-name="P1"><text:tab/><text:tab/><text:tab/>Ctrl-W: cut</text:p>
      <text:p text:style-name="P1"><text:tab/><text:tab/><text:tab/>Alt-W: Copy</text:p>
      <text:p text:style-name="P1"><text:tab/><text:tab/><text:tab/>Ctrl-Y: Paste or Undo</text:p>
      <text:p text:style-name="P1"><text:tab/><text:tab/><text:tab/>Alt-X {command} : excute command</text:p>
      <text:p text:style-name="P1">Git Repository</text:p>
      <text:p text:style-name="P1"/>
      <text:p text:style-name="P1">Issue Tracker</text:p>
      <text:p text:style-name="P1"/>
      <text:p text:style-name="P1">Encryption</text:p>
      <text:p text:style-name="P1"/>
      <text:p text:style-name="P1">Linux Command Line</text:p>
      <text:p text:style-name="P1"/>
      <text:p text:style-name="P1">Graphic Skills</text:p>
      <text:p text:style-name="P1"><text:tab/>sudo apt-get install gimp</text:p>
      <text:p text:style-name="P1"><text:tab/>sudo apt-get install inkscape </text:p>
      <text:p text:style-name="P1"/>
      <text:p text:style-name="P1">Backup Skills</text:p>
      <text:p text:style-name="P1"><text:tab/></text:p>
      <text:p text:style-name="P1"><text:tab/>access <text:a xlink:type="simple" xlink:href="http://db.tt/rfylQ99">http://db.tt/rfylQ99</text:a> to registera account and then install dropbox.</text:p>
      <text:p text:style-name="P1"/>
      <text:p text:style-name="P1"><text:tab/></text:p>
      <text:p text:style-name="P1">Translation</text:p>
      <text:p text:style-name="P1"/>
      <text:p text:style-name="P1">English Skills<text:tab/><text:tab/><text:tab/></text:p>
      <text:p text:style-name="P1"/>
      <text:p text:style-name="P1">Cai tasksel</text:p>
      <text:p text:style-name="P1">sudo apt-get install tasksel</text:p>
      <text:p text:style-name="P1">Cai lamp</text:p>
      <text:p text:style-name="P1">sudo tasksel install lamp-server</text:p>
      <text:p text:style-name="P1">Cai ssh</text:p>
      <text:p text:style-name="P1">sudo apt-get install ssh</text:p>
      <text:p text:style-name="P1">Tao key</text:p>
      <text:p text:style-name="P1">shh-keygen -t rsa</text:p>
      <text:p text:style-name="P1"/>
      <text:p text:style-name="P7">INSTALL SUGARCRM</text:p>
      <text:p text:style-name="P9">Install all the required packages using the following commands</text:p>
      <text:p text:style-name="P17">sudo apt-get install libapache2-mod-php5 libapache2-mod-perl2</text:p>
      <text:p text:style-name="P17">sudo apt-get install php5 php5-cli php5-common php5-curl php5-dev php5-gd php5-imap php5-ldap unzip</text:p>
      <text:p text:style-name="P17">sudo apt-get install php5-mhash php5-mysql php5-odbc curl libwww-perl imagemagick</text:p>
      <text:p text:style-name="P12"><text:span text:style-name="Strong_20_Emphasis"><text:span text:style-name="T5">Creating SugarCRM Database</text:span></text:span></text:p>
      <text:p text:style-name="P17">$ mysql -u root -p</text:p>
      <text:p text:style-name="P19">mysql&gt; create database sugarcrm;</text:p>
      <text:p text:style-name="P19"><text:soft-page-break/>mysql&gt; exit</text:p>
      <text:p text:style-name="P12"><text:span text:style-name="Strong_20_Emphasis"><text:span text:style-name="T5">Installing SugarCRM</text:span></text:span></text:p>
      <text:p text:style-name="P14">Now you need to go to your webserver document root directory (default location is /var/www)</text:p>
      <text:p text:style-name="P14">cd /var/www</text:p>
      <text:p text:style-name="P15"><text:span text:style-name="T6">Download SugarCRM community edition from </text:span><text:a xlink:type="simple" xlink:href="http://www.sugarforge.org/frs/?group_id=6" office:target-frame-name="_blank" xlink:show="new"><text:span text:style-name="T8">here</text:span></text:a><text:span text:style-name="T6"> or using the following command (at the time of writing this article sugarCRM Community edition 5.1.0b</text:span></text:p>
      <text:p text:style-name="P18">wget http://www.sugarforge.org/frs/download.php/4742/SugarCE-5.1.0b.zip</text:p>
      <text:p text:style-name="P13">Now you should be having SugarCE-5.1.0b.zip file and unzip using the following command</text:p>
      <text:p text:style-name="P18">unzip SugarCE-5.1.0b.zip</text:p>
      <text:p text:style-name="P13">Move all the contents from SugarCE-5.1.0b directory to sugarcrm</text:p>
      <text:p text:style-name="P18">sudo mv SugarCE-5.1.0b sugarcrm</text:p>
      <text:p text:style-name="P13">Give Apache Ownership Over SugarCRM Files (apache-user: www-data)</text:p>
      <text:p text:style-name="P18">sudo chown www-data -vR /var/www/sugarcrm</text:p>
      <text:p text:style-name="P13">Give Write Permitions for Apache on Some of SugarCRM Files</text:p>
      <text:p text:style-name="P14">cd /var/www/sugarcrm</text:p>
      <text:p text:style-name="P18">sudo chmod 766 config.php</text:p>
      <text:p text:style-name="P20">sudo chmod 766 custom</text:p>
      <text:p text:style-name="P20">sudo chmod -R 766 data</text:p>
      <text:p text:style-name="P20">sudo chmod -R 766 cache</text:p>
      <text:p text:style-name="P20">sudo chmod -R 766 modules</text:p>
      <text:p text:style-name="P12"><text:span text:style-name="Strong_20_Emphasis"><text:span text:style-name="T7">Configuring php.ini file</text:span></text:span></text:p>
      <text:p text:style-name="P14">You need to edit the php.ini file using the following command</text:p>
      <text:p text:style-name="P18">sudo gedit /etc/php5/apache2/php.ini</text:p>
      <text:p text:style-name="P13">Change</text:p>
      <text:p text:style-name="P18">;memory_limit = 16M</text:p>
      <text:p text:style-name="P20">to</text:p>
      <text:p text:style-name="P20">memory_limit = 50M</text:p>
      <text:p text:style-name="P13">Change</text:p>
      <text:p text:style-name="P18">;upload_max_filesize = 2M</text:p>
      <text:p text:style-name="P20">to</text:p>
      <text:p text:style-name="P20">upload_max_filesize = 10M</text:p>
      <text:p text:style-name="P13"><text:soft-page-break/>Restart apache server using the following command</text:p>
      <text:p text:style-name="P18">sudo /etc/init.d/apache2 restart</text:p>
      <text:p text:style-name="P12"><text:span text:style-name="Strong_20_Emphasis"><text:span text:style-name="T7">Configure sugarCRM</text:span></text:span></text:p>
      <text:p text:style-name="P14">Now open your webbrowser and enter the following address</text:p>
      <text:p text:style-name="P18">http://serverip/sugarcrm/install.php</text:p>
      <text:p text:style-name="P13">Follow the on-screen instructions and Enjoy your sugarcrm.</text:p>
      <text:p text:style-name="P10">INSTALL DJANGO</text:p>
      <text:list xml:id="list2023270882" text:style-name="L4">
        <text:list-item>
          <text:p text:style-name="P11"><text:span text:style-name="T3">Download django (</text:span><text:a xlink:type="simple" xlink:href="https://www.djangoproject.com/download/">https://www.djangoproject.com/download/</text:a><text:span text:style-name="T3">)</text:span></text:p>
        </text:list-item>
        <text:list-item>
          <text:p text:style-name="P11"><text:span text:style-name="T3">Extract the downloaded package.</text:span></text:p>
        </text:list-item>
        <text:list-item>
          <text:p text:style-name="P11"><text:span text:style-name="T3">Copy to Home.</text:span></text:p>
        </text:list-item>
        <text:list-item>
          <text:p text:style-name="P11"><text:span text:style-name="T3">Go to Django folder.</text:span></text:p>
        </text:list-item>
        <text:list-item>
          <text:p text:style-name="P16"><text:span text:style-name="Source_20_Text"><text:span text:style-name="T9">sudo python setup.py install</text:span></text:span></text:p>
        </text:list-item>
        <text:list-item>
          <text:p text:style-name="P11"><text:span text:style-name="T3">Go to Home directory</text:span></text:p>
        </text:list-item>
        <text:list-item>
          <text:p text:style-name="P11"><text:span text:style-name="T3">Create code folder.</text:span></text:p>
        </text:list-item>
        <text:list-item>
          <text:p text:style-name="P11"><text:span text:style-name="T3">Go to code folder</text:span></text:p>
        </text:list-item>
        <text:list-item>
          <text:p text:style-name="P11"><text:span text:style-name="T3">django admin.py</text:span></text:p>
        </text:list-item>
        <text:list-item>
          <text:p text:style-name="P11"><text:span text:style-name="T3">django-admin.py startproject demo</text:span></text:p>
        </text:list-item>
        <text:list-item>
          <text:p text:style-name="P11"><text:span text:style-name="T3">Go to demo</text:span></text:p>
        </text:list-item>
        <text:list-item>
          <text:p text:style-name="P11"><text:span text:style-name="T3">python manage.py runserver</text:span></text:p>
        </text:list-item>
        <text:list-item>
          <text:p text:style-name="P11"><text:span text:style-name="T3">browser: 172.0.0.1:800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Lohit Hindi1" svg:font-family="'Lohit Hindi'"/>
    <style:font-face style:name="OpenSymbol" svg:font-family="OpenSymbol"/>
    <style:font-face style:name="Tahoma" svg:font-family="Tahoma, Arial, Helvetica"/>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vluong </meta:initial-creator>
    <meta:creation-date>2012-04-19T20:25:34</meta:creation-date>
    <dc:date>2012-05-16T10:12:16</dc:date>
    <meta:editing-duration>PT9H15M17S</meta:editing-duration>
    <meta:editing-cycles>28</meta:editing-cycles>
    <meta:generator>LibreOffice/3.5$Linux_x86 LibreOffice_project/350m1$Build-2</meta:generator>
    <dc:creator>phuongvo </dc:creator>
    <meta:document-statistic meta:table-count="0" meta:image-count="0" meta:object-count="0" meta:page-count="7" meta:paragraph-count="224" meta:word-count="965" meta:character-count="6790" meta:non-whitespace-character-count="6083"/>
  </office:meta>
</office:document-meta>
</file>